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888" officeooo:paragraph-rsid="00153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4:40:02.858955735</meta:creation-date>
    <dc:date>2017-08-01T14:40:20.210523288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